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background-color="#8DB4E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wrap-option="wrap"/>
    </style:style>
    <style:style style:name="ce12" style:family="table-cell" style:parent-style-name="Default" style:data-style-name="N0">
      <style:table-cell-properties style:vertical-align="top" fo:wrap-option="wrap" fo:background-color="#FFFFFF"/>
    </style:style>
    <style:style style:name="ce13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8DB4E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background-color="#FFFFFF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 fo:background-color="#FCD5B4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background-color="#D8E4BC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FFFFFF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8DB4E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to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F2DCDB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EBF1DE" style:repeat-content="fals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#F2DCDB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F2DCDB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="thin solid #000000" style:vertical-align="top" fo:wrap-option="wrap" fo:background-color="#FABF8F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#EBF1DE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#F2DCDB" style:repeat-content="fals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2DCDB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="thin solid #000000" style:vertical-align="top" fo:background-color="#F2DCDB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2DCDB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2DCDB" style:repeat-content="false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style:vertical-align="top" fo:wrap-option="wrap" fo:background-color="#F2DCDB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EBF1DE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F2DCDB" style:repeat-content="fals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EBF1DE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EBF1DE" style:repeat-content="fals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#F2DCDB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FFFCC" style:repeat-content="false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2DCDB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#FFFFCC" style:repeat-content="false"/>
      <style:paragraph-properties fo:text-align="start" fo:margin-left="0cm"/>
      <style:text-properties fo:font-size="8pt" style:font-size-asian="8pt" style:font-size-complex="8pt"/>
    </style:style>
    <style:style style:name="ce55" style:family="table-cell" style:parent-style-name="Default" style:data-style-name="N0">
      <style:table-cell-properties fo:border="thin solid #000000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none" style:vertical-align="top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CD5B4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60" style:family="table-cell" style:parent-style-name="Hyperlink" style:data-style-name="N0">
      <style:table-cell-properties fo:border-top="thin solid #000000" fo:border-bottom="none" fo:border-left="thin solid #000000" fo:border-right="thin solid #000000" style:vertical-align="middle"/>
      <style:text-properties fo:color="#0000FF" style:text-underline-style="solid" style:text-underline-type="single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6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top" fo:wrap-option="wrap" fo:background-color="#FCD5B4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36">
      <style:table-cell-properties fo:border="thin solid #000000" style:vertical-align="top" fo:wrap-option="wrap" fo:background-color="#FCD5B4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background-color="#FCD5B4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top" fo:background-color="#FCD5B4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36">
      <style:table-cell-properties fo:border="thin solid #000000" style:vertical-align="top" fo:wrap-option="wrap" fo:background-color="#FCD5B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automatic" fo:wrap-option="wrap"/>
    </style:style>
    <style:style style:name="ce71" style:family="table-cell" style:parent-style-name="Default" style:data-style-name="N0">
      <style:table-cell-properties fo:border="thin solid #000000"/>
    </style:style>
    <style:style style:name="ce7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86833333333333cm" style:use-optimal-column-width="true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5.60916666666667cm" style:use-optimal-column-width="true"/>
    </style:style>
    <style:style style:name="co4" style:family="table-column">
      <style:table-column-properties fo:break-before="auto" style:column-width="7.59354166666667cm" style:use-optimal-column-width="true"/>
    </style:style>
    <style:style style:name="co5" style:family="table-column">
      <style:table-column-properties fo:break-before="auto" style:column-width="6.0325cm" style:use-optimal-column-width="true"/>
    </style:style>
    <style:style style:name="co6" style:family="table-column">
      <style:table-column-properties fo:break-before="auto" style:column-width="5.635625cm" style:use-optimal-column-width="true"/>
    </style:style>
    <style:style style:name="co7" style:family="table-column">
      <style:table-column-properties fo:break-before="auto" style:column-width="0.3175cm"/>
    </style:style>
    <style:style style:name="co8" style:family="table-column">
      <style:table-column-properties fo:break-before="auto" style:column-width="8.83708333333333cm"/>
    </style:style>
    <style:style style:name="co9" style:family="table-column">
      <style:table-column-properties fo:break-before="auto" style:column-width="12.0914583333333cm" style:use-optimal-column-width="true"/>
    </style:style>
    <style:style style:name="co10" style:family="table-column">
      <style:table-column-properties fo:break-before="auto" style:column-width="9.49854166666667cm" style:use-optimal-column-width="true"/>
    </style:style>
    <style:style style:name="co11" style:family="table-column">
      <style:table-column-properties fo:break-before="auto" style:column-width="10.2129166666667cm" style:use-optimal-column-width="true"/>
    </style:style>
    <style:style style:name="co12" style:family="table-column">
      <style:table-column-properties fo:break-before="auto" style:column-width="8.91645833333333cm" style:use-optimal-column-width="true"/>
    </style:style>
    <style:style style:name="co13" style:family="table-column">
      <style:table-column-properties fo:break-before="auto" style:column-width="9.65729166666667cm" style:use-optimal-column-width="true"/>
    </style:style>
    <style:style style:name="co14" style:family="table-column">
      <style:table-column-properties fo:break-before="auto" style:column-width="7.17020833333333cm" style:use-optimal-column-width="true"/>
    </style:style>
    <style:style style:name="co15" style:family="table-column">
      <style:table-column-properties fo:break-before="auto" style:column-width="7.27604166666667cm" style:use-optimal-column-width="true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8.83708333333333cm" style:use-optimal-column-width="true"/>
    </style:style>
    <style:style style:name="co18" style:family="table-column">
      <style:table-column-properties fo:break-before="auto" style:column-width="4.18041666666667cm" style:use-optimal-column-width="true"/>
    </style:style>
    <style:style style:name="co19" style:family="table-column">
      <style:table-column-properties fo:break-before="auto" style:column-width="6.48229166666667cm" style:use-optimal-column-width="true"/>
    </style:style>
    <style:style style:name="co20" style:family="table-column">
      <style:table-column-properties fo:break-before="auto" style:column-width="4.92125cm" style:use-optimal-column-width="true"/>
    </style:style>
    <style:style style:name="co21" style:family="table-column">
      <style:table-column-properties fo:break-before="auto" style:column-width="1.85208333333333cm" style:use-optimal-column-width="true"/>
    </style:style>
    <style:style style:name="co22" style:family="table-column">
      <style:table-column-properties fo:break-before="auto" style:column-width="25.2677083333333cm"/>
    </style:style>
    <style:style style:name="co23" style:family="table-column">
      <style:table-column-properties fo:break-before="auto" style:column-width="4.28625cm" style:use-optimal-column-width="true"/>
    </style:style>
    <style:style style:name="co24" style:family="table-column">
      <style:table-column-properties fo:break-before="auto" style:column-width="6.35cm" style:use-optimal-column-width="true"/>
    </style:style>
    <style:style style:name="co25" style:family="table-column">
      <style:table-column-properties fo:break-before="auto" style:column-width="6.29708333333333cm" style:use-optimal-column-width="true"/>
    </style:style>
    <style:style style:name="co26" style:family="table-column">
      <style:table-column-properties fo:break-before="auto" style:column-width="4.31270833333333cm" style:use-optimal-column-width="true"/>
    </style:style>
    <style:style style:name="co27" style:family="table-column">
      <style:table-column-properties fo:break-before="auto" style:column-width="6.72041666666667cm" style:use-optimal-column-width="true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8.75pt" style:use-optimal-row-height="false" fo:break-before="auto"/>
    </style:style>
    <style:style style:name="ro4" style:family="table-row">
      <style:table-row-properties style:row-height="16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120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60pt" style:use-optimal-row-height="true" fo:break-before="auto"/>
    </style:style>
    <style:style style:name="ro9" style:family="table-row">
      <style:table-row-properties style:row-height="75pt" style:use-optimal-row-height="true" fo:break-before="auto"/>
    </style:style>
    <style:style style:name="ro10" style:family="table-row">
      <style:table-row-properties style:row-height="56.25pt" style:use-optimal-row-height="true" fo:break-before="auto"/>
    </style:style>
    <style:style style:name="ro11" style:family="table-row">
      <style:table-row-properties style:row-height="33.75pt" style:use-optimal-row-height="true" fo:break-before="auto"/>
    </style:style>
    <style:style style:name="ro12" style:family="table-row">
      <style:table-row-properties style:row-height="30pt" style:use-optimal-row-height="true" fo:break-before="auto"/>
    </style:style>
    <style:style style:name="ro13" style:family="table-row">
      <style:table-row-properties style:row-height="24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RealityCheck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13"/>
        <table:table-column table:style-name="co8" table:default-cell-style-name="ce9"/>
        <table:table-column table:style-name="co9" table:default-cell-style-name="ce9"/>
        <table:table-column table:style-name="co7" table:default-cell-style-name="ce13"/>
        <table:table-column table:style-name="co10" table:default-cell-style-name="ce9"/>
        <table:table-column table:style-name="co11" table:default-cell-style-name="ce9"/>
        <table:table-column table:style-name="co7" table:default-cell-style-name="ce13"/>
        <table:table-column table:style-name="co12" table:default-cell-style-name="ce9"/>
        <table:table-column table:style-name="co13" table:default-cell-style-name="ce9"/>
        <table:table-column table:style-name="co7" table:default-cell-style-name="ce13"/>
        <table:table-column table:style-name="co14" table:default-cell-style-name="ce9"/>
        <table:table-column table:style-name="co13" table:default-cell-style-name="ce9"/>
        <table:table-column table:style-name="co7" table:default-cell-style-name="ce13"/>
        <table:table-column table:style-name="co15" table:default-cell-style-name="ce9"/>
        <table:table-column table:style-name="co13" table:default-cell-style-name="ce9"/>
        <table:table-column table:style-name="co7" table:default-cell-style-name="ce13"/>
        <table:table-column table:style-name="co8" table:default-cell-style-name="ce9"/>
        <table:table-column table:style-name="co9" table:default-cell-style-name="ce9"/>
        <table:table-column table:style-name="co16" table:number-columns-repeated="16360" table:default-cell-style-name="ce9"/>
        <table:table-row table:style-name="ro1">
          <table:table-cell table:style-name="ce9"/>
          <table:table-cell office:value-type="string" table:number-columns-spanned="3" table:number-rows-spanned="1" table:style-name="ce64">
            <text:p>Test Repo:</text:p>
            <text:p><text:span text:style-name="T3">https://github.com/alexanderlink/git-plugin-test-repo.git</text:span></text:p>
          </table:table-cell>
          <table:covered-table-cell table:number-columns-repeated="2"/>
          <table:table-cell table:style-name="ce9"/>
          <table:table-cell office:value-type="string" table:style-name="ce11">
            <text:p>Tags actually supported?</text:p>
            <text:p>hudson.plugins.git.util.DefaultBuildChooser.getCandidateRevisions(boolean, String, GitClient, TaskListener, BuildData, BuildChooserContext):76</text:p>
            <text:p>Tag wins over branch!!</text:p>
          </table:table-cell>
          <table:table-cell table:style-name="ce12"/>
          <table:table-cell table:number-columns-repeated="2" table:style-name="ce11"/>
          <table:table-cell table:style-name="ce12"/>
          <table:table-cell table:number-columns-repeated="2" table:style-name="ce9"/>
          <table:table-cell table:style-name="ce12"/>
          <table:table-cell table:number-columns-repeated="2" table:style-name="ce9"/>
          <table:table-cell table:style-name="ce12"/>
          <table:table-cell table:number-columns-repeated="2" table:style-name="ce9"/>
          <table:table-cell table:style-name="ce12"/>
          <table:table-cell table:number-columns-repeated="2" table:style-name="ce9"/>
          <table:table-cell table:style-name="ce12"/>
          <table:table-cell table:number-columns-repeated="2" table:style-name="ce11"/>
          <table:table-cell table:number-columns-repeated="16360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14"/>
          <table:table-cell office:value-type="string" table:number-columns-spanned="3" table:number-rows-spanned="1" table:style-name="ce10">
            <text:p>Expected branch to fetch/checkout</text:p>
          </table:table-cell>
          <table:covered-table-cell table:number-columns-repeated="2"/>
          <table:table-cell office:value-type="string" table:style-name="ce3">
            <text:p>Expected Environment Variables</text:p>
          </table:table-cell>
          <table:table-cell table:style-name="ce15"/>
          <table:table-cell office:value-type="string" table:style-name="ce16">
            <text:p>Version Behaviour</text:p>
          </table:table-cell>
          <table:table-cell office:value-type="string" table:style-name="ce17">
            <text:p>GIT Environment Variables</text:p>
          </table:table-cell>
          <table:table-cell table:style-name="ce15"/>
          <table:table-cell office:value-type="string" table:style-name="ce16">
            <text:p>Version Behaviour</text:p>
          </table:table-cell>
          <table:table-cell office:value-type="string" table:style-name="ce17">
            <text:p>GIT Environment Variables</text:p>
          </table:table-cell>
          <table:table-cell table:style-name="ce15"/>
          <table:table-cell office:value-type="string" table:style-name="ce16">
            <text:p>Version Behaviour</text:p>
          </table:table-cell>
          <table:table-cell office:value-type="string" table:style-name="ce17">
            <text:p>GIT Environment Variables</text:p>
          </table:table-cell>
          <table:table-cell table:style-name="ce15"/>
          <table:table-cell office:value-type="string" table:style-name="ce16">
            <text:p>Version Behaviour</text:p>
          </table:table-cell>
          <table:table-cell office:value-type="string" table:style-name="ce17">
            <text:p>GIT Environment Variables</text:p>
          </table:table-cell>
          <table:table-cell table:style-name="ce15"/>
          <table:table-cell office:value-type="string" table:style-name="ce16">
            <text:p>Version Behaviour</text:p>
          </table:table-cell>
          <table:table-cell office:value-type="string" table:style-name="ce17">
            <text:p>GIT Environment Variables</text:p>
          </table:table-cell>
          <table:table-cell table:style-name="ce18"/>
          <table:table-cell office:value-type="string" table:style-name="ce16">
            <text:p>Version Behaviour</text:p>
          </table:table-cell>
          <table:table-cell office:value-type="string" table:style-name="ce17">
            <text:p>GIT Environment Variables</text:p>
          </table:table-cell>
          <table:table-cell table:number-columns-repeated="16360" table:style-name="ce1"/>
        </table:table-row>
        <table:table-row table:style-name="ro3">
          <table:table-cell office:value-type="string" table:style-name="ce3">
            <text:p>BranchSpec</text:p>
          </table:table-cell>
          <table:table-cell office:value-type="string" table:style-name="ce14">
            <text:p>Repository</text:p>
          </table:table-cell>
          <table:table-cell office:value-type="string" table:style-name="ce3">
            <text:p>branch name</text:p>
          </table:table-cell>
          <table:table-cell office:value-type="string" table:style-name="ce3">
            <text:p>remote repo ref</text:p>
          </table:table-cell>
          <table:table-cell office:value-type="string" table:style-name="ce3">
            <text:p>local ref</text:p>
          </table:table-cell>
          <table:table-cell office:value-type="string" table:style-name="ce19">
            <text:p>GIT_BRANCH</text:p>
          </table:table-cell>
          <table:table-cell table:style-name="ce20"/>
          <table:table-cell office:value-type="string" table:number-columns-spanned="2" table:number-rows-spanned="1" table:style-name="ce65">
            <text:p>2.3-beta-2-SNAPSHOT / 1.10.0-SNAPSHOT</text:p>
            <text:p>07bdefe2 / 10444371</text:p>
          </table:table-cell>
          <table:covered-table-cell/>
          <table:table-cell table:style-name="ce20"/>
          <table:table-cell office:value-type="string" table:number-columns-spanned="2" table:number-rows-spanned="1" table:style-name="ce66">
            <text:p>https://github.com/jenkinsci/git-client-plugin/pull/135</text:p>
            <text:p>https://github.com/jenkinsci/git-plugin/pull/230</text:p>
            <text:p>959bd1ef13 + 449419a0b2</text:p>
          </table:table-cell>
          <table:covered-table-cell/>
          <table:table-cell table:style-name="ce20"/>
          <table:table-cell office:value-type="string" table:number-columns-spanned="2" table:number-rows-spanned="1" table:style-name="ce66">
            <text:p>git-2.2.2-SNAPSHOT / git-client-1.9.1-SNAPSHOT</text:p>
            <text:p>2a141eb4e3 / db495f8349</text:p>
          </table:table-cell>
          <table:covered-table-cell/>
          <table:table-cell table:style-name="ce20"/>
          <table:table-cell office:value-type="string" table:number-columns-spanned="2" table:number-rows-spanned="1" table:style-name="ce67">
            <text:p>git-2.2.1 / git-client-1.9.0</text:p>
          </table:table-cell>
          <table:covered-table-cell/>
          <table:table-cell table:style-name="ce20"/>
          <table:table-cell office:value-type="string" table:number-columns-spanned="2" table:number-rows-spanned="1" table:style-name="ce68">
            <text:p>git-2.1.0 / git-client-1.7.0</text:p>
          </table:table-cell>
          <table:covered-table-cell/>
          <table:table-cell table:style-name="ce21"/>
          <table:table-cell office:value-type="string" table:number-columns-spanned="2" table:number-rows-spanned="1" table:style-name="ce68">
            <text:p>git-2.0.3 / git-client-1.6.3</text:p>
          </table:table-cell>
          <table:covered-table-cell/>
          <table:table-cell table:number-columns-repeated="16360" table:style-name="ce1"/>
        </table:table-row>
        <table:table-row table:style-name="ro4">
          <table:table-cell office:value-type="string" table:style-name="ce4">
            <text:p>master</text:p>
          </table:table-cell>
          <table:table-cell office:value-type="string" table:style-name="ce4">
            <text:p>Test Repo</text:p>
          </table:table-cell>
          <table:table-cell office:value-type="string" table:style-name="ce22">
            <text:p>master</text:p>
          </table:table-cell>
          <table:table-cell office:value-type="string" table:style-name="ce22">
            <text:p>refs/remotes/origin/master</text:p>
          </table:table-cell>
          <table:table-cell office:value-type="string" table:style-name="ce23">
            <text:p>refs/heads/master</text:p>
          </table:table-cell>
          <table:table-cell office:value-type="string" table:style-name="ce4">
            <text:p>origin/master</text:p>
          </table:table-cell>
          <table:table-cell table:style-name="ce24"/>
          <table:table-cell office:value-type="string" table:style-name="ce25">
            <text:p>$ git ls-remote -h https://github.com/alexanderlink/git-plugin-test-repo.git master</text:p>
            <text:p>66804dde824f8757ae13b3da899f6355db254ba7 <text:s text:c="7"/>refs/heads/feature2/master</text:p>
            <text:p>8d0da6aaa3d172a9fb690fc4a869ae38d2f4d404 <text:s text:c="7"/>refs/heads/feature3/master</text:p>
            <text:p>…</text:p>
            <text:p>refs/heads/master is 88b201ef4278138c85c9e02b2786573bca78b769</text:p>
          </table:table-cell>
          <table:table-cell office:value-type="string" table:style-name="ce26">
            <text:p>GIT_PREVIOUS_COMMIT=88b201ef4278138c85c9e02b2786573bca78b769</text:p>
            <text:p>GIT_COMMIT=88b201ef4278138c85c9e02b2786573bca78b769</text:p>
            <text:p>GIT_BRANCH=origin/master</text:p>
            <text:p>GIT_URL=https://github.com/alexanderlink/git-plugin-test-repo.git</text:p>
          </table:table-cell>
          <table:table-cell table:style-name="ce24"/>
          <table:table-cell office:value-type="string" table:style-name="ce25">
            <text:p>Still triggered again and again.</text:p>
            <text:p>"Simple" ambiguous branch specs still not fixed.</text:p>
          </table:table-cell>
          <table:table-cell office:value-type="string" table:style-name="ce26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style-name="ce24"/>
          <table:table-cell office:value-type="string" table:style-name="ce25">
            <text:p>triggered again and again.</text:p>
            <text:p>Same issue</text:p>
          </table:table-cell>
          <table:table-cell office:value-type="string" table:style-name="ce26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style-name="ce24"/>
          <table:table-cell office:value-type="string" table:style-name="ce27">
            <text:p>triggered again and again.</text:p>
            <text:p>Same issue</text:p>
          </table:table-cell>
          <table:table-cell table:style-name="ce28"/>
          <table:table-cell table:style-name="ce24"/>
          <table:table-cell office:value-type="string" table:style-name="ce29">
            <text:p>triggered again and again.</text:p>
            <text:p>Same issue</text:p>
          </table:table-cell>
          <table:table-cell table:style-name="ce30"/>
          <table:table-cell table:style-name="ce24"/>
          <table:table-cell office:value-type="string" table:style-name="ce25">
            <text:p>triggered again and again.</text:p>
            <text:p>Polling: CliGitAPIImpl.getHeadRev(String, String)</text:p>
            <text:p>-&gt; "git ls-remote -h https://github.com/alexanderlink/git-plugin-test-repo.git master" returns many branches. First one is not the correct one!</text:p>
            <text:p/>
            <text:p>Fetching: DefaultBuildChooser.getHeadRevision(boolean, String, GitClient, TaskListener, BuildData) uses "rev-parse"</text:p>
          </table:table-cell>
          <table:table-cell table:style-name="ce28"/>
          <table:table-cell table:number-columns-repeated="16360" table:style-name="ce1"/>
        </table:table-row>
        <table:table-row table:style-name="ro5">
          <table:table-cell office:value-type="string" table:style-name="ce4">
            <text:p>feature2/master</text:p>
          </table:table-cell>
          <table:table-cell office:value-type="string" table:style-name="ce4">
            <text:p>Test Repo</text:p>
          </table:table-cell>
          <table:table-cell office:value-type="string" table:style-name="ce4">
            <text:p>feature2/master</text:p>
          </table:table-cell>
          <table:table-cell office:value-type="string" table:style-name="ce4">
            <text:p>refs/remotes/origin/feature2/master</text:p>
          </table:table-cell>
          <table:table-cell office:value-type="string" table:style-name="ce31">
            <text:p>refs/heads/feature2/master</text:p>
          </table:table-cell>
          <table:table-cell office:value-type="string" table:style-name="ce4">
            <text:p>origin/feature2/master</text:p>
          </table:table-cell>
          <table:table-cell table:style-name="ce24"/>
          <table:table-cell office:value-type="string" table:style-name="ce32">
            <text:p>Triggered once, everything "OK". The reason is "feature2/master" is the first entry returned by ls-remote</text:p>
          </table:table-cell>
          <table:table-cell office:value-type="string" table:style-name="ce26">
            <text:p>GIT_COMMIT=66804dde824f8757ae13b3da899f6355db254ba7</text:p>
            <text:p>GIT_BRANCH=origin/feature2/master</text:p>
            <text:p>GIT_URL=https://github.com/alexanderlink/git-plugin-test-repo.git</text:p>
          </table:table-cell>
          <table:table-cell table:style-name="ce24"/>
          <table:table-cell office:value-type="string" table:style-name="ce33">
            <text:p>Triggered once, everything "OK". The reason is "feature2/master" is the first entry returned by ls-remote</text:p>
          </table:table-cell>
          <table:table-cell office:value-type="string" table:style-name="ce26">
            <text:p>GIT_BRANCH=origin/feature2/master</text:p>
            <text:p>GIT_COMMIT=66804dde824f8757ae13b3da899f6355db254ba7</text:p>
            <text:p>GIT_PREVIOUS_COMMIT=66804dde824f8757ae13b3da899f6355db254ba7</text:p>
            <text:p>GIT_URL=https://github.com/alexanderlink/git-plugin-test-repo.git</text:p>
          </table:table-cell>
          <table:table-cell table:style-name="ce24"/>
          <table:table-cell office:value-type="string" table:style-name="ce33">
            <text:p>Triggered once, everything "OK". The reason is "feature2/master" is the first entry returned by ls-remote</text:p>
          </table:table-cell>
          <table:table-cell office:value-type="string" table:style-name="ce34">
            <text:p>GIT_BRANCH=refs/remotes/origin/feature2/master</text:p>
            <text:p>GIT_COMMIT=66804dde824f8757ae13b3da899f6355db254ba7</text:p>
            <text:p>GIT_URL=https://github.com/alexanderlink/git-plugin-test-repo.git</text:p>
          </table:table-cell>
          <table:table-cell table:style-name="ce24"/>
          <table:table-cell table:style-name="ce33"/>
          <table:table-cell table:style-name="ce28"/>
          <table:table-cell table:style-name="ce24"/>
          <table:table-cell table:style-name="ce33"/>
          <table:table-cell table:style-name="ce8"/>
          <table:table-cell table:style-name="ce24"/>
          <table:table-cell office:value-type="string" table:style-name="ce33">
            <text:p>Triggered once, everything "OK". The reason is "feature2/master" is the first entry returned by ls-remote</text:p>
          </table:table-cell>
          <table:table-cell table:style-name="ce28"/>
          <table:table-cell table:number-columns-repeated="16360" table:style-name="ce1"/>
        </table:table-row>
        <table:table-row table:style-name="ro6">
          <table:table-cell office:value-type="string" table:style-name="ce4">
            <text:p>feature3/master</text:p>
          </table:table-cell>
          <table:table-cell office:value-type="string" table:style-name="ce4">
            <text:p>Test Repo</text:p>
          </table:table-cell>
          <table:table-cell office:value-type="string" table:style-name="ce4">
            <text:p>feature3/master</text:p>
          </table:table-cell>
          <table:table-cell office:value-type="string" table:style-name="ce4">
            <text:p>refs/remotes/origin/feature3/master</text:p>
          </table:table-cell>
          <table:table-cell office:value-type="string" table:style-name="ce31">
            <text:p>refs/heads/feature3/master</text:p>
          </table:table-cell>
          <table:table-cell office:value-type="string" table:style-name="ce4">
            <text:p>origin/feature3/master</text:p>
          </table:table-cell>
          <table:table-cell table:style-name="ce24"/>
          <table:table-cell office:value-type="string" table:style-name="ce25">
            <text:p>triggered again and again !</text:p>
            <text:p>If feature2/master was specified before nothing will happen, because the plugin thinks nothing changed (feature2/master first in ls-remote list)!</text:p>
            <text:p><text:span text:style-name="T1">LegacyCompatibleGitAPIImpl.extractBranchNameFromBranchSpec(String) still uses the last segment ("master") if the branchSpec does not start with "refs/heads/" or "remotes/".</text:span></text:p>
          </table:table-cell>
          <table:table-cell office:value-type="string" table:style-name="ce26">
            <text:p>GIT_COMMIT=8d0da6aaa3d172a9fb690fc4a869ae38d2f4d404</text:p>
            <text:p>GIT_BRANCH=origin/feature3/master</text:p>
            <text:p>GIT_URL=https://github.com/alexanderlink/git-plugin-test-repo.git</text:p>
          </table:table-cell>
          <table:table-cell table:style-name="ce24"/>
          <table:table-cell office:value-type="string" table:style-name="ce25">
            <text:p>Still triggered again and again.</text:p>
            <text:p>"Simple" ambiguous branch specs still not fixed.</text:p>
          </table:table-cell>
          <table:table-cell office:value-type="string" table:style-name="ce26">
            <text:p>GIT_BRANCH=origin/feature3/master</text:p>
            <text:p>GIT_COMMIT=8d0da6aaa3d172a9fb690fc4a869ae38d2f4d404</text:p>
            <text:p>GIT_PREVIOUS_COMMIT=8d0da6aaa3d172a9fb690fc4a869ae38d2f4d404</text:p>
            <text:p>GIT_URL=https://github.com/alexanderlink/git-plugin-test-repo.git</text:p>
          </table:table-cell>
          <table:table-cell table:style-name="ce24"/>
          <table:table-cell table:style-name="ce35"/>
          <table:table-cell table:style-name="ce34"/>
          <table:table-cell table:style-name="ce24"/>
          <table:table-cell office:value-type="string" table:style-name="ce35">
            <text:p>CliGitAPIImpl.getHeadRev(String, String) returns the Commit for feature2/master (first in ls-remote list)</text:p>
            <text:p/>
          </table:table-cell>
          <table:table-cell office:value-type="string" table:style-name="ce26">
            <text:p>GIT_BRANCH=origin/feature3/master</text:p>
            <text:p>GIT_COMMIT=8d0da6aaa3d172a9fb690fc4a869ae38d2f4d404</text:p>
            <text:p>GIT_URL=https://github.com/alexanderlink/git-plugin-test-repo.git</text:p>
          </table:table-cell>
          <table:table-cell table:style-name="ce24"/>
          <table:table-cell table:style-name="ce36"/>
          <table:table-cell office:value-type="string" table:style-name="ce26">
            <text:p>GIT_BRANCH=origin/feature3/master</text:p>
            <text:p>GIT_COMMIT=8d0da6aaa3d172a9fb690fc4a869ae38d2f4d404</text:p>
            <text:p>GIT_URL=https://github.com/alexanderlink/git-plugin-test-repo.git</text:p>
          </table:table-cell>
          <table:table-cell table:style-name="ce24"/>
          <table:table-cell office:value-type="string" table:style-name="ce25">
            <text:p>triggered again and again !</text:p>
            <text:p>If feature2/master was specified before nothing will happen, because the plugin thinks nothing changed (feature2/master first in ls-remote list)!</text:p>
          </table:table-cell>
          <table:table-cell office:value-type="string" table:style-name="ce26">
            <text:p>GIT_BRANCH=origin/feature3/master</text:p>
            <text:p>GIT_COMMIT=8d0da6aaa3d172a9fb690fc4a869ae38d2f4d404</text:p>
            <text:p>GIT_URL=https://github.com/alexanderlink/git-plugin-test-repo.git</text:p>
          </table:table-cell>
          <table:table-cell table:number-columns-repeated="16360" table:style-name="ce1"/>
        </table:table-row>
        <table:table-row table:style-name="ro7">
          <table:table-cell office:value-type="string" table:style-name="ce4">
            <text:p>origin/master</text:p>
          </table:table-cell>
          <table:table-cell office:value-type="string" table:style-name="ce4">
            <text:p>Test Repo</text:p>
          </table:table-cell>
          <table:table-cell office:value-type="string" table:style-name="ce4">
            <text:p>master in remote origin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31">
            <text:p>refs/heads/master</text:p>
          </table:table-cell>
          <table:table-cell office:value-type="string" table:style-name="ce4">
            <text:p>origin/master</text:p>
          </table:table-cell>
          <table:table-cell table:style-name="ce24"/>
          <table:table-cell office:value-type="string" table:style-name="ce25">
            <text:p>Unlimited # of builds triggered very fast due to "Multiple candidate revisions"!</text:p>
            <text:p>Reason: candidates refs/remotes/origin/master and refs/remotes/origin/origin/master in DefaultBuildChooser.getCandidateRevisions(…)</text:p>
            <text:p>Only occurs if branch name contains remote name!</text:p>
          </table:table-cell>
          <table:table-cell office:value-type="string" table:style-name="ce26">
            <text:p>GIT_PREVIOUS_COMMIT=88b201ef4278138c85c9e02b2786573bca78b769</text:p>
            <text:p>GIT_COMMIT=88b201ef4278138c85c9e02b2786573bca78b769</text:p>
            <text:p>GIT_BRANCH=origin/master</text:p>
            <text:p>GIT_URL=https://github.com/alexanderlink/git-plugin-test-repo.git</text:p>
          </table:table-cell>
          <table:table-cell table:style-name="ce24"/>
          <table:table-cell office:value-type="string" table:style-name="ce25">
            <text:p>Unlimited # of builds triggered very fast due to "Multiple candidate revisions"!</text:p>
            <text:p>Reason: candidates refs/remotes/origin/master and refs/remotes/origin/origin/master in DefaultBuildChooser.getCandidateRevisions(…)</text:p>
            <text:p>Only occurs if branch name contains remote name!</text:p>
          </table:table-cell>
          <table:table-cell office:value-type="string" table:style-name="ce26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style-name="ce24"/>
          <table:table-cell office:value-type="string" table:style-name="ce37">
            <text:p>Unlimited # of builds triggered very fast due to "Multiple candidate revisions"!</text:p>
            <text:p>Reason: candidates refs/remotes/origin/master and refs/remotes/origin/origin/master in DefaultBuildChooser.getCandidateRevisions(…)</text:p>
            <text:p>Only occurs if branch name contains remote name!</text:p>
          </table:table-cell>
          <table:table-cell office:value-type="string" table:style-name="ce38">
            <text:p>GIT_BRANCH=refs/remotes/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style-name="ce24"/>
          <table:table-cell office:value-type="string" table:style-name="ce25">
            <text:p>same issue ls-remote for "master".<text:s/></text:p>
            <text:p>"feature2/master" is first.</text:p>
          </table:table-cell>
          <table:table-cell office:value-type="string" table:style-name="ce26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style-name="ce24"/>
          <table:table-cell table:style-name="ce36"/>
          <table:table-cell office:value-type="string" table:style-name="ce26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style-name="ce24"/>
          <table:table-cell table:style-name="ce36"/>
          <table:table-cell office:value-type="string" table:style-name="ce26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number-columns-repeated="16360" table:style-name="ce1"/>
        </table:table-row>
        <table:table-row table:style-name="ro8">
          <table:table-cell office:value-type="string" table:style-name="ce4">
            <text:p>remotes/origin/master</text:p>
          </table:table-cell>
          <table:table-cell office:value-type="string" table:style-name="ce4">
            <text:p>Test Repo</text:p>
          </table:table-cell>
          <table:table-cell office:value-type="string" table:style-name="ce5">
            <text:p>master in remote origin</text:p>
            <text:p>or</text:p>
            <text:p>branch "remotes/origin/master"</text:p>
          </table:table-cell>
          <table:table-cell office:value-type="string" table:style-name="ce5">
            <text:p>refs/remotes/origin/master</text:p>
            <text:p>or</text:p>
            <text:p>refs/remotes/origin/remotes/origin/master</text:p>
          </table:table-cell>
          <table:table-cell office:value-type="string" table:style-name="ce39">
            <text:p>refs/heads/master</text:p>
            <text:p>or</text:p>
            <text:p>refs/heads/remotes/origin/master</text:p>
          </table:table-cell>
          <table:table-cell office:value-type="string" table:style-name="ce5">
            <text:p>origin/master</text:p>
            <text:p>or</text:p>
            <text:p>origin/remotes/origin/master</text:p>
          </table:table-cell>
          <table:table-cell table:style-name="ce24"/>
          <table:table-cell office:value-type="string" table:style-name="ce25">
            <text:p>Unlimited # of builds triggered. Multiple Candidate revisions: refs/remotes/origin/master and refs/remotes/origin/remotes/origin/master</text:p>
          </table:table-cell>
          <table:table-cell office:value-type="string" table:style-name="ce26">
            <text:p>GIT_PREVIOUS_COMMIT=88b201ef4278138c85c9e02b2786573bca78b769</text:p>
            <text:p>GIT_COMMIT=88b201ef4278138c85c9e02b2786573bca78b769</text:p>
            <text:p>GIT_BRANCH=origin/master</text:p>
            <text:p>GIT_URL=https://github.com/alexanderlink/git-plugin-test-repo.git</text:p>
          </table:table-cell>
          <table:table-cell table:style-name="ce24"/>
          <table:table-cell office:value-type="string" table:style-name="ce25">
            <text:p>Unlimited # of builds triggered. Multiple Candidate revisions: refs/remotes/origin/master and refs/remotes/origin/remotes/origin/master</text:p>
          </table:table-cell>
          <table:table-cell office:value-type="string" table:style-name="ce26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style-name="ce24"/>
          <table:table-cell table:style-name="ce40"/>
          <table:table-cell table:style-name="ce28"/>
          <table:table-cell table:style-name="ce24"/>
          <table:table-cell office:value-type="string" table:style-name="ce41">
            <text:p>Triggered again and again</text:p>
            <text:p>…</text:p>
          </table:table-cell>
          <table:table-cell office:value-type="string" table:style-name="ce26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style-name="ce24"/>
          <table:table-cell office:value-type="string" table:style-name="ce41">
            <text:p>Triggered again and again</text:p>
            <text:p>...</text:p>
          </table:table-cell>
          <table:table-cell office:value-type="string" table:style-name="ce26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style-name="ce24"/>
          <table:table-cell office:value-type="string" table:style-name="ce25">
            <text:p>Triggered again and again</text:p>
            <text:p>LegacyCompatibleGitAPIImpl.extractBranchNameFromBranchSpec(String): "remotes/origin/master" -&gt; "master". Then ls-remote issue.</text:p>
          </table:table-cell>
          <table:table-cell office:value-type="string" table:style-name="ce34">
            <text:p>GIT_BRANCH=origin/remotes/origin/master</text:p>
            <text:p>GIT_COMMIT=6b8fddc73acbe2c95dfa8d16e33aacea1f9a5edd</text:p>
            <text:p>GIT_URL=https://github.com/alexanderlink/git-plugin-test-repo.git</text:p>
          </table:table-cell>
          <table:table-cell table:number-columns-repeated="16360" table:style-name="ce1"/>
        </table:table-row>
        <table:table-row table:style-name="ro9">
          <table:table-cell office:value-type="string" table:style-name="ce4">
            <text:p>refs/heads/master</text:p>
          </table:table-cell>
          <table:table-cell office:value-type="string" table:style-name="ce4">
            <text:p>Test Repo</text:p>
          </table:table-cell>
          <table:table-cell office:value-type="string" table:style-name="ce4">
            <text:p>master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31">
            <text:p>refs/heads/master</text:p>
          </table:table-cell>
          <table:table-cell office:value-type="string" table:style-name="ce4">
            <text:p>origin/master</text:p>
          </table:table-cell>
          <table:table-cell table:style-name="ce24"/>
          <table:table-cell office:value-type="string" table:style-name="ce33">
            <text:p>Works</text:p>
          </table:table-cell>
          <table:table-cell office:value-type="string" table:style-name="ce26">
            <text:p>GIT_PREVIOUS_COMMIT=88b201ef4278138c85c9e02b2786573bca78b769</text:p>
            <text:p>GIT_COMMIT=88b201ef4278138c85c9e02b2786573bca78b769</text:p>
            <text:p>GIT_BRANCH=origin/master</text:p>
            <text:p>GIT_URL=https://github.com/alexanderlink/git-plugin-test-repo.git</text:p>
          </table:table-cell>
          <table:table-cell table:style-name="ce24"/>
          <table:table-cell office:value-type="string" table:style-name="ce33">
            <text:p>Works</text:p>
          </table:table-cell>
          <table:table-cell office:value-type="string" table:style-name="ce26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style-name="ce24"/>
          <table:table-cell office:value-type="string" table:style-name="ce42">
            <text:p>Works</text:p>
          </table:table-cell>
          <table:table-cell office:value-type="string" table:style-name="ce43">
            <text:p>GIT_BRANCH=refs/remotes/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style-name="ce24"/>
          <table:table-cell office:value-type="string" table:style-name="ce25">
            <text:p>ERROR: Couldn't find any revision to build</text:p>
            <text:p>…</text:p>
          </table:table-cell>
          <table:table-cell table:style-name="ce28"/>
          <table:table-cell table:style-name="ce24"/>
          <table:table-cell office:value-type="string" table:style-name="ce25">
            <text:p>ERROR: Couldn't find any revision to build</text:p>
            <text:p>…</text:p>
          </table:table-cell>
          <table:table-cell table:style-name="ce44"/>
          <table:table-cell table:style-name="ce24"/>
          <table:table-cell office:value-type="string" table:style-name="ce25">
            <text:p>ERROR: Couldn't find any revision to build</text:p>
            <text:p>Poll: refs/heads/master -&gt; master --&gt; ls-remote</text:p>
            <text:p>Checkout: tries rev-parse "origin/refs/heads/master" and "refs/heads/master"</text:p>
          </table:table-cell>
          <table:table-cell table:style-name="ce28"/>
          <table:table-cell table:number-columns-repeated="16360" table:style-name="ce1"/>
        </table:table-row>
        <table:table-row table:style-name="ro10">
          <table:table-cell office:value-type="string" table:style-name="ce6">
            <text:p>refs/remotes/origin/master</text:p>
          </table:table-cell>
          <table:table-cell office:value-type="string" table:style-name="ce6">
            <text:p>Test Repo</text:p>
          </table:table-cell>
          <table:table-cell office:value-type="string" table:style-name="ce6">
            <text:p>master</text:p>
          </table:table-cell>
          <table:table-cell office:value-type="string" table:style-name="ce6">
            <text:p>refs/remotes/origin/master</text:p>
          </table:table-cell>
          <table:table-cell office:value-type="string" table:style-name="ce45">
            <text:p>refs/heads/master</text:p>
          </table:table-cell>
          <table:table-cell office:value-type="string" table:style-name="ce4">
            <text:p>origin/master</text:p>
          </table:table-cell>
          <table:table-cell table:style-name="ce24"/>
          <table:table-cell office:value-type="string" table:style-name="ce33">
            <text:p>Works</text:p>
          </table:table-cell>
          <table:table-cell office:value-type="string" table:style-name="ce26">
            <text:p>GIT_PREVIOUS_COMMIT=88b201ef4278138c85c9e02b2786573bca78b769</text:p>
            <text:p>GIT_COMMIT=88b201ef4278138c85c9e02b2786573bca78b769</text:p>
            <text:p>GIT_BRANCH=origin/master</text:p>
            <text:p>GIT_URL=https://github.com/alexanderlink/git-plugin-test-repo.git</text:p>
            <text:p>Finished: SUCCESS</text:p>
          </table:table-cell>
          <table:table-cell table:style-name="ce24"/>
          <table:table-cell office:value-type="string" table:style-name="ce46">
            <text:p>Works</text:p>
          </table:table-cell>
          <table:table-cell office:value-type="string" table:style-name="ce47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style-name="ce24"/>
          <table:table-cell table:style-name="ce48"/>
          <table:table-cell table:style-name="ce49"/>
          <table:table-cell table:style-name="ce24"/>
          <table:table-cell office:value-type="string" table:style-name="ce50">
            <text:p>triggered again and again.</text:p>
          </table:table-cell>
          <table:table-cell office:value-type="string" table:style-name="ce51">
            <text:p>GIT_BRANCH=refs/remotes/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style-name="ce24"/>
          <table:table-cell office:value-type="string" table:style-name="ce52">
            <text:p>ERROR: Couldn't find any revision to build.</text:p>
          </table:table-cell>
          <table:table-cell office:value-type="string" table:style-name="ce51">
            <text:p>GIT_BRANCH=refs/remotes/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style-name="ce24"/>
          <table:table-cell table:style-name="ce36"/>
          <table:table-cell office:value-type="string" table:style-name="ce28">
            <text:p>triggered again and again.</text:p>
            <text:p>Checkout: origin/refs/remotes/origin/master fails. Then as fallback refs/remotes/origin/master as single branch is tried: rev-parse "by chance" finds the correct value.</text:p>
          </table:table-cell>
          <table:table-cell table:number-columns-repeated="16360" table:style-name="ce1"/>
        </table:table-row>
        <table:table-row table:style-name="ro7">
          <table:table-cell office:value-type="string" table:style-name="ce8">
            <text:p>mytag</text:p>
          </table:table-cell>
          <table:table-cell office:value-type="string" table:style-name="ce8">
            <text:p>Test Repo</text:p>
          </table:table-cell>
          <table:table-cell office:value-type="string" table:style-name="ce8">
            <text:p>-</text:p>
          </table:table-cell>
          <table:table-cell office:value-type="string" table:style-name="ce8">
            <text:p>?</text:p>
          </table:table-cell>
          <table:table-cell office:value-type="string" table:style-name="ce53">
            <text:p>refs/tags/mytag</text:p>
          </table:table-cell>
          <table:table-cell office:value-type="string" table:style-name="ce8">
            <text:p>?</text:p>
          </table:table-cell>
          <table:table-cell table:style-name="ce24"/>
          <table:table-cell office:value-type="string" table:style-name="ce25">
            <text:p>Poll: Triggered again and again. Nothing found:</text:p>
            <text:p>git.exe ls-remote -h https://github.com/alexanderlink/git-plugin-test-repo.git mytag</text:p>
            <text:p>Checkout: Seems correct (but maybe clashes possible?)</text:p>
          </table:table-cell>
          <table:table-cell office:value-type="string" table:style-name="ce54">
            <text:p>GIT_PREVIOUS_COMMIT=fae174591f0fa6961c9eae9dc40564e9baeacc66</text:p>
            <text:p>GIT_COMMIT=fae174591f0fa6961c9eae9dc40564e9baeacc66</text:p>
            <text:p>GIT_BRANCH=mytag</text:p>
            <text:p>GIT_URL=https://github.com/alexanderlink/git-plugin-test-repo.git</text:p>
          </table:table-cell>
          <table:table-cell table:style-name="ce24"/>
          <table:table-cell office:value-type="string" table:style-name="ce25">
            <text:p>Poll: Triggered again and again. Nothing found:</text:p>
            <text:p>git.exe ls-remote -h https://github.com/alexanderlink/git-plugin-test-repo.git mytag</text:p>
            <text:p>Checkout: Seems correct (but maybe clashes possible?)</text:p>
          </table:table-cell>
          <table:table-cell office:value-type="string" table:style-name="ce54">
            <text:p>GIT_BRANCH=mytag</text:p>
            <text:p>GIT_COMMIT=fae174591f0fa6961c9eae9dc40564e9baeacc66</text:p>
            <text:p>GIT_PREVIOUS_COMMIT=fae174591f0fa6961c9eae9dc40564e9baeacc66</text:p>
            <text:p>GIT_URL=https://github.com/alexanderlink/git-plugin-test-repo.git</text:p>
          </table:table-cell>
          <table:table-cell table:style-name="ce24"/>
          <table:table-cell table:number-columns-repeated="2" table:style-name="ce8"/>
          <table:table-cell table:style-name="ce24"/>
          <table:table-cell table:style-name="ce8"/>
          <table:table-cell table:style-name="ce55"/>
          <table:table-cell table:style-name="ce24"/>
          <table:table-cell table:style-name="ce8"/>
          <table:table-cell table:style-name="ce44"/>
          <table:table-cell table:style-name="ce24"/>
          <table:table-cell table:number-columns-repeated="2" table:style-name="ce8"/>
          <table:table-cell table:number-columns-repeated="16360"/>
        </table:table-row>
        <table:table-row table:style-name="ro11">
          <table:table-cell office:value-type="string" table:style-name="ce8">
            <text:p>refs/tags/mytag</text:p>
          </table:table-cell>
          <table:table-cell office:value-type="string" table:style-name="ce8">
            <text:p>Test Repo</text:p>
          </table:table-cell>
          <table:table-cell office:value-type="string" table:style-name="ce8">
            <text:p>-</text:p>
          </table:table-cell>
          <table:table-cell office:value-type="string" table:style-name="ce8">
            <text:p>?</text:p>
          </table:table-cell>
          <table:table-cell office:value-type="string" table:style-name="ce53">
            <text:p>refs/tags/mytag</text:p>
          </table:table-cell>
          <table:table-cell office:value-type="string" table:style-name="ce8">
            <text:p>?</text:p>
          </table:table-cell>
          <table:table-cell table:style-name="ce24"/>
          <table:table-cell office:value-type="string" table:style-name="ce33">
            <text:p>Works</text:p>
          </table:table-cell>
          <table:table-cell office:value-type="string" table:style-name="ce26">
            <text:p>GIT_COMMIT=fae174591f0fa6961c9eae9dc40564e9baeacc66</text:p>
            <text:p>GIT_BRANCH=refs/tags/mytag</text:p>
            <text:p>GIT_URL=https://github.com/alexanderlink/git-plugin-test-repo.git</text:p>
          </table:table-cell>
          <table:table-cell table:style-name="ce24"/>
          <table:table-cell office:value-type="string" table:style-name="ce46">
            <text:p>Works</text:p>
          </table:table-cell>
          <table:table-cell office:value-type="string" table:style-name="ce47">
            <text:p>GIT_BRANCH=refs/tags/mytag</text:p>
            <text:p>GIT_COMMIT=fae174591f0fa6961c9eae9dc40564e9baeacc66</text:p>
            <text:p>GIT_URL=https://github.com/alexanderlink/git-plugin-test-repo.git</text:p>
          </table:table-cell>
          <table:table-cell table:style-name="ce24"/>
          <table:table-cell table:style-name="ce8"/>
          <table:table-cell table:style-name="ce56"/>
          <table:table-cell table:style-name="ce24"/>
          <table:table-cell table:style-name="ce8"/>
          <table:table-cell table:style-name="ce55"/>
          <table:table-cell table:style-name="ce24"/>
          <table:table-cell table:style-name="ce8"/>
          <table:table-cell table:style-name="ce44"/>
          <table:table-cell table:style-name="ce24"/>
          <table:table-cell table:number-columns-repeated="2" table:style-name="ce8"/>
          <table:table-cell table:number-columns-repeated="16360"/>
        </table:table-row>
        <table:table-row table:style-name="ro6">
          <table:table-cell office:value-type="string" table:style-name="ce56">
            <text:p>1c75f0fa904d014d6871406a9e32468520fab799</text:p>
          </table:table-cell>
          <table:table-cell office:value-type="string" table:style-name="ce56">
            <text:p>Test Repo</text:p>
          </table:table-cell>
          <table:table-cell office:value-type="string" table:style-name="ce56">
            <text:p>&lt;detached&gt;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table:style-name="ce56"/>
          <table:table-cell table:style-name="ce24"/>
          <table:table-cell office:value-type="string" table:style-name="ce58">
            <text:p>Polling triggers again and again:</text:p>
            <text:p>git ls-remote -h https://github.com/alexanderlink/git-plugin-test-repo.git 1c75f0fa904d014d6871406a9e32468520fab799</text:p>
            <text:p>returns an empty result!</text:p>
            <text:p>Nevertheless… polling on a commit does not really make sense anyway.</text:p>
          </table:table-cell>
          <table:table-cell office:value-type="string" table:style-name="ce47">
            <text:p>GIT_COMMIT=1c75f0fa904d014d6871406a9e32468520fab799</text:p>
            <text:p>GIT_BRANCH=detached</text:p>
            <text:p>GIT_URL=https://github.com/alexanderlink/git-plugin-test-repo.git</text:p>
          </table:table-cell>
          <table:table-cell table:style-name="ce24"/>
          <table:table-cell office:value-type="string" table:style-name="ce37">
            <text:p>Poll: Triggered again and again. Nothing found:</text:p>
            <text:p>git.exe ls-remote -h https://github.com/alexanderlink/git-plugin-test-repo.git mytag</text:p>
            <text:p>Checkout: Seems correct (1c75f0fa904d014d6871406a9e32468520fab799 (detached))</text:p>
          </table:table-cell>
          <table:table-cell office:value-type="string" table:style-name="ce47">
            <text:p>GIT_BRANCH=detached</text:p>
            <text:p>GIT_COMMIT=1c75f0fa904d014d6871406a9e32468520fab799</text:p>
            <text:p>GIT_URL=https://github.com/alexanderlink/git-plugin-test-repo.git</text:p>
          </table:table-cell>
          <table:table-cell table:style-name="ce24"/>
          <table:table-cell table:style-name="ce57"/>
          <table:table-cell table:style-name="ce59"/>
          <table:table-cell table:style-name="ce24"/>
          <table:table-cell table:style-name="ce56"/>
          <table:table-cell table:style-name="ce60"/>
          <table:table-cell table:style-name="ce24"/>
          <table:table-cell table:style-name="ce56"/>
          <table:table-cell table:style-name="ce61"/>
          <table:table-cell table:style-name="ce24"/>
          <table:table-cell table:style-name="ce40"/>
          <table:table-cell table:style-name="ce8"/>
          <table:table-cell table:number-columns-repeated="16360" table:style-name="ce1"/>
        </table:table-row>
        <table:table-row table:style-name="ro5">
          <table:table-cell office:value-type="string" table:style-name="ce8">
            <text:p>refs/heads/feature2/master</text:p>
          </table:table-cell>
          <table:table-cell table:style-name="ce8"/>
          <table:table-cell office:value-type="string" table:style-name="ce8">
            <text:p>feature2/master</text:p>
          </table:table-cell>
          <table:table-cell office:value-type="string" table:style-name="ce8">
            <text:p>refs/remotes/origin/feature2/master</text:p>
          </table:table-cell>
          <table:table-cell office:value-type="string" table:style-name="ce8">
            <text:p>refs/heads/feature2/master</text:p>
          </table:table-cell>
          <table:table-cell office:value-type="string" table:style-name="ce4">
            <text:p>origin/feature2/master</text:p>
          </table:table-cell>
          <table:table-cell table:style-name="ce62"/>
          <table:table-cell office:value-type="string" table:style-name="ce33">
            <text:p>Works</text:p>
          </table:table-cell>
          <table:table-cell office:value-type="string" table:style-name="ce26">
            <text:p>GIT_PREVIOUS_COMMIT=66804dde824f8757ae13b3da899f6355db254ba7</text:p>
            <text:p>GIT_COMMIT=66804dde824f8757ae13b3da899f6355db254ba7</text:p>
            <text:p>GIT_BRANCH=origin/feature2/master</text:p>
            <text:p>GIT_URL=https://github.com/alexanderlink/git-plugin-test-repo.git</text:p>
          </table:table-cell>
          <table:table-cell table:style-name="ce62"/>
          <table:table-cell table:number-columns-repeated="2" table:style-name="ce8"/>
          <table:table-cell table:style-name="ce62"/>
          <table:table-cell table:number-columns-repeated="2" table:style-name="ce8"/>
          <table:table-cell table:style-name="ce62"/>
          <table:table-cell table:number-columns-repeated="2" table:style-name="ce8"/>
          <table:table-cell table:style-name="ce62"/>
          <table:table-cell table:number-columns-repeated="2" table:style-name="ce8"/>
          <table:table-cell table:style-name="ce63"/>
          <table:table-cell table:number-columns-repeated="2" table:style-name="ce8"/>
          <table:table-cell table:number-columns-repeated="16360"/>
        </table:table-row>
        <table:table-row table:style-name="ro5">
          <table:table-cell office:value-type="string" table:style-name="ce8">
            <text:p>refs/heads/feature3/master</text:p>
          </table:table-cell>
          <table:table-cell table:style-name="ce8"/>
          <table:table-cell office:value-type="string" table:style-name="ce8">
            <text:p>feature3/master</text:p>
          </table:table-cell>
          <table:table-cell office:value-type="string" table:style-name="ce8">
            <text:p>refs/remotes/origin/feature3/master</text:p>
          </table:table-cell>
          <table:table-cell office:value-type="string" table:style-name="ce8">
            <text:p>refs/heads/feature3/master</text:p>
          </table:table-cell>
          <table:table-cell office:value-type="string" table:style-name="ce4">
            <text:p>origin/feature3/master</text:p>
          </table:table-cell>
          <table:table-cell table:style-name="ce62"/>
          <table:table-cell office:value-type="string" table:style-name="ce33">
            <text:p>Works</text:p>
          </table:table-cell>
          <table:table-cell office:value-type="string" table:style-name="ce26">
            <text:p>GIT_PREVIOUS_COMMIT=8d0da6aaa3d172a9fb690fc4a869ae38d2f4d404</text:p>
            <text:p>GIT_COMMIT=8d0da6aaa3d172a9fb690fc4a869ae38d2f4d404</text:p>
            <text:p>GIT_BRANCH=origin/feature3/master</text:p>
            <text:p>GIT_URL=https://github.com/alexanderlink/git-plugin-test-repo.git</text:p>
          </table:table-cell>
          <table:table-cell table:style-name="ce62"/>
          <table:table-cell table:number-columns-repeated="2" table:style-name="ce8"/>
          <table:table-cell table:style-name="ce62"/>
          <table:table-cell table:number-columns-repeated="2" table:style-name="ce8"/>
          <table:table-cell table:style-name="ce62"/>
          <table:table-cell table:number-columns-repeated="2" table:style-name="ce8"/>
          <table:table-cell table:style-name="ce62"/>
          <table:table-cell table:number-columns-repeated="2" table:style-name="ce8"/>
          <table:table-cell table:style-name="ce63"/>
          <table:table-cell table:number-columns-repeated="2" table:style-name="ce8"/>
          <table:table-cell table:number-columns-repeated="16360"/>
        </table:table-row>
        <table:table-row table:number-rows-repeated="1048560" table:style-name="ro2">
          <table:table-cell table:number-columns-repeated="16384"/>
        </table:table-row>
      </table:table>
      <table:table table:name="Expectations1" table:style-name="ta2">
        <table:table-column table:style-name="co1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6" table:default-cell-style-name="ce9"/>
        <table:table-column table:style-name="co16" table:number-columns-repeated="16378" table:default-cell-style-name="ce9"/>
        <table:table-row table:style-name="ro2">
          <table:table-cell table:number-columns-repeated="2" table:style-name="ce2"/>
          <table:table-cell office:value-type="string" table:number-columns-spanned="3" table:number-rows-spanned="1" table:style-name="ce10">
            <text:p>Expected branch to fetch/checkout</text:p>
          </table:table-cell>
          <table:covered-table-cell table:number-columns-repeated="2"/>
          <table:table-cell office:value-type="string" table:style-name="ce3">
            <text:p>Expected Environment Variabl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office:annotation draw:style-name="a0" svg:x="2.0625in" svg:y="0.09375in" svg:width="1.5in" svg:height="0.822916666666667in">
              <dc:creator>Alexander Link</dc:creator>
              <text:p><text:span text:style-name="T2">As specified in Job config</text:span></text:p>
            </office:annotation>
            <text:p>BranchSpec</text:p>
          </table:table-cell>
          <table:table-cell office:value-type="string" table:style-name="ce3">
            <text:p>Repository State</text:p>
          </table:table-cell>
          <table:table-cell office:value-type="string" table:style-name="ce3">
            <text:p>branch name</text:p>
          </table:table-cell>
          <table:table-cell office:value-type="string" table:style-name="ce3">
            <text:p>remote repo ref</text:p>
          </table:table-cell>
          <table:table-cell office:value-type="string" table:style-name="ce3">
            <text:p>local ref</text:p>
          </table:table-cell>
          <table:table-cell office:value-type="string" table:style-name="ce3">
            <text:p>GIT_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master</text:p>
          </table:table-cell>
          <table:table-cell office:value-type="string" table:style-name="ce4">
            <text:p>contains unambiguous master branch</text:p>
          </table:table-cell>
          <table:table-cell office:value-type="string" table:style-name="ce4">
            <text:p>master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4">
            <text:p>origin/maste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abc</text:p>
          </table:table-cell>
          <table:table-cell office:value-type="string" table:style-name="ce4">
            <text:p>contains unambiguous abc branch</text:p>
          </table:table-cell>
          <table:table-cell office:value-type="string" table:style-name="ce4">
            <text:p>abc</text:p>
          </table:table-cell>
          <table:table-cell office:value-type="string" table:style-name="ce4">
            <text:p>refs/remotes/origin/abc</text:p>
          </table:table-cell>
          <table:table-cell office:value-type="string" table:style-name="ce4">
            <text:p>refs/heads/abc</text:p>
          </table:table-cell>
          <table:table-cell office:value-type="string" table:style-name="ce4">
            <text:p>origin/abc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master</text:p>
          </table:table-cell>
          <table:table-cell office:value-type="string" table:style-name="ce4">
            <text:p>contains branches master,feature1/master</text:p>
          </table:table-cell>
          <table:table-cell office:value-type="string" table:style-name="ce4">
            <text:p>master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4">
            <text:p>origin/maste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feature1/master</text:p>
          </table:table-cell>
          <table:table-cell office:value-type="string" table:style-name="ce4">
            <text:p>contains branches master,feature1/master</text:p>
          </table:table-cell>
          <table:table-cell office:value-type="string" table:style-name="ce4">
            <text:p>feature1/master</text:p>
          </table:table-cell>
          <table:table-cell office:value-type="string" table:style-name="ce4">
            <text:p>refs/remotes/origin/feature1/master</text:p>
          </table:table-cell>
          <table:table-cell office:value-type="string" table:style-name="ce4">
            <text:p>refs/heads/feature1/master</text:p>
          </table:table-cell>
          <table:table-cell office:value-type="string" table:style-name="ce4">
            <text:p>origin/feature1/maste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origin/master</text:p>
          </table:table-cell>
          <table:table-cell office:value-type="string" table:style-name="ce4">
            <text:p>remote origin contains unambiguous branch master</text:p>
          </table:table-cell>
          <table:table-cell office:value-type="string" table:style-name="ce4">
            <text:p>master in remote origin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4">
            <text:p>origin/master</text:p>
          </table:table-cell>
          <table:table-cell table:number-columns-repeated="16378" table:style-name="ce1"/>
        </table:table-row>
        <table:table-row table:style-name="ro12">
          <table:table-cell office:value-type="string" table:style-name="ce4">
            <text:p>origin/master</text:p>
          </table:table-cell>
          <table:table-cell office:value-type="string" table:style-name="ce5">
            <text:p>remote origin contains branches</text:p>
            <text:p>master and origin/master</text:p>
          </table:table-cell>
          <table:table-cell office:value-type="string" table:style-name="ce4">
            <text:p>master in remote origin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4">
            <text:p>origin/master</text:p>
          </table:table-cell>
          <table:table-cell table:number-columns-repeated="16378" table:style-name="ce1"/>
        </table:table-row>
        <table:table-row table:style-name="ro12">
          <table:table-cell office:value-type="string" table:style-name="ce4">
            <text:p>origin/master</text:p>
          </table:table-cell>
          <table:table-cell office:value-type="string" table:style-name="ce5">
            <text:p>remote is named xyz and contains branches</text:p>
            <text:p>master and origin/master</text:p>
          </table:table-cell>
          <table:table-cell office:value-type="string" table:style-name="ce4">
            <text:p>branch (!) origin/master</text:p>
          </table:table-cell>
          <table:table-cell office:value-type="string" table:style-name="ce4">
            <text:p>refs/remotes/xyz/origin/master</text:p>
          </table:table-cell>
          <table:table-cell office:value-type="string" table:style-name="ce4">
            <text:p>refs/heads/origin/master</text:p>
          </table:table-cell>
          <table:table-cell office:value-type="string" table:style-name="ce4">
            <text:p>xyz/origin/master</text:p>
          </table:table-cell>
          <table:table-cell table:number-columns-repeated="16378" table:style-name="ce1"/>
        </table:table-row>
        <table:table-row table:style-name="ro12">
          <table:table-cell office:value-type="string" table:style-name="ce4">
            <text:p>origin/master</text:p>
          </table:table-cell>
          <table:table-cell office:value-type="string" table:style-name="ce5">
            <text:p>two remotes origin and xyz containing branches</text:p>
            <text:p>master and origin/master</text:p>
          </table:table-cell>
          <table:table-cell office:value-type="string" table:style-name="ce4">
            <text:p>?</text:p>
          </table:table-cell>
          <table:table-cell office:value-type="string" table:style-name="ce4">
            <text:p>?</text:p>
          </table:table-cell>
          <table:table-cell office:value-type="string" table:style-name="ce4">
            <text:p>?</text:p>
          </table:table-cell>
          <table:table-cell office:value-type="string" table:style-name="ce4">
            <text:p>?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refs/remotes/origin/master</text:p>
          </table:table-cell>
          <table:table-cell office:value-type="string" table:style-name="ce4">
            <text:p>contains unambiguous master branch</text:p>
          </table:table-cell>
          <table:table-cell office:value-type="string" table:style-name="ce4">
            <text:p>master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4">
            <text:p>origin/maste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refs/heads/master</text:p>
          </table:table-cell>
          <table:table-cell office:value-type="string" table:style-name="ce4">
            <text:p>contains unambiguous master branch</text:p>
          </table:table-cell>
          <table:table-cell office:value-type="string" table:style-name="ce4">
            <text:p>master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4">
            <text:p>origin/master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6">
            <text:p>refs/heads/master</text:p>
          </table:table-cell>
          <table:table-cell office:value-type="string" table:style-name="ce7">
            <text:p>contains branches master (refs/heads/master),<text:s/></text:p>
            <text:p>origin/master (refs/heads/origin/master) and<text:s/></text:p>
            <text:p>refs/heads/master (refs/heads/refs/heads/master)</text:p>
          </table:table-cell>
          <table:table-cell office:value-type="string" table:style-name="ce6">
            <text:p>master</text:p>
          </table:table-cell>
          <table:table-cell office:value-type="string" table:style-name="ce6">
            <text:p>refs/remotes/origin/master</text:p>
          </table:table-cell>
          <table:table-cell office:value-type="string" table:style-name="ce6">
            <text:p>refs/heads/master</text:p>
          </table:table-cell>
          <table:table-cell office:value-type="string" table:style-name="ce6">
            <text:p>origin/maste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refs/tags/tagname</text:p>
          </table:table-cell>
          <table:table-cell office:value-type="string" table:style-name="ce8">
            <text:p>contains tag</text:p>
          </table:table-cell>
          <table:table-cell office:value-type="string" table:style-name="ce8">
            <text:p>?</text:p>
          </table:table-cell>
          <table:table-cell office:value-type="string" table:style-name="ce8">
            <text:p>?</text:p>
          </table:table-cell>
          <table:table-cell office:value-type="string" table:style-name="ce8">
            <text:p>refs/tags/tagname</text:p>
          </table:table-cell>
          <table:table-cell office:value-type="string" table:style-name="ce8">
            <text:p>?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tagname</text:p>
          </table:table-cell>
          <table:table-cell office:value-type="string" table:style-name="ce8">
            <text:p>contains tag</text:p>
          </table:table-cell>
          <table:table-cell office:value-type="string" table:style-name="ce8">
            <text:p>?</text:p>
          </table:table-cell>
          <table:table-cell office:value-type="string" table:style-name="ce8">
            <text:p>?</text:p>
          </table:table-cell>
          <table:table-cell office:value-type="string" table:style-name="ce8">
            <text:p>refs/tags/tagname</text:p>
          </table:table-cell>
          <table:table-cell office:value-type="string" table:style-name="ce8">
            <text:p>?</text:p>
          </table:table-cell>
          <table:table-cell table:number-columns-repeated="16378"/>
        </table:table-row>
        <table:table-row table:number-rows-repeated="1048561" table:style-name="ro2">
          <table:table-cell table:number-columns-repeated="16384"/>
        </table:table-row>
      </table:table>
      <table:table table:name="CallStacks" table:style-name="ta2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6" table:number-columns-repeated="16381" table:default-cell-style-name="ce1"/>
        <table:table-row table:style-name="ro12">
          <table:table-cell table:style-name="ce69"/>
          <table:table-cell office:value-type="string" table:style-name="ce69">
            <text:p>git-2.2.2-SNAPSHOT / git-client-1.9.1-SNAPSHOT</text:p>
            <text:p>2a141eb4e3 / db495f8349</text:p>
          </table:table-cell>
          <table:table-cell table:number-columns-repeated="16382"/>
        </table:table-row>
        <table:table-row table:style-name="ro13">
          <table:table-cell office:value-type="string" table:style-name="ce69">
            <text:p>Polling</text:p>
          </table:table-cell>
          <table:table-cell office:value-type="string" table:style-name="ce70">
            <text:p><text:s/>GitAPI(CliGitAPIImpl).getHeadRev(String, String) line: 1761<text:s/></text:p>
            <text:p><text:s/>GitSCM.compareRemoteRevisionWithImpl(AbstractProject&lt;?,?&gt;, Launcher, FilePath, TaskListener) line: 492<text:s/></text:p>
            <text:p><text:s/>GitSCM.compareRemoteRevisionWith(AbstractProject&lt;?,?&gt;, Launcher, FilePath, TaskListener, SCMRevisionState) line: 457<text:s/></text:p>
            <text:p><text:s/>GitSCM(SCM)._compareRemoteRevisionWith(AbstractProject&lt;?,?&gt;, Launcher, FilePath, TaskListener, SCMRevisionState) line: 356<text:s/></text:p>
            <text:p><text:s/>GitSCM(SCM).poll(AbstractProject&lt;?,?&gt;, Launcher, FilePath, TaskListener, SCMRevisionState) line: 373<text:s/></text:p>
            <text:p><text:s/>FreeStyleProject(AbstractProject&lt;P,R&gt;)._poll(TaskListener, SCM) line: 1582<text:s/></text:p>
            <text:p><text:s/>FreeStyleProject(AbstractProject&lt;P,R&gt;).poll(TaskListener) line: 1491<text:s/></text:p>
            <text:p><text:s/>SCMTrigger$Runner.runPolling() line: 439<text:s/></text:p>
            <text:p><text:s/>SCMTrigger$Runner.run() line: 468<text:s/></text:p>
            <text:p><text:s/>SequentialExecutionQueue$QueueEntry.run() line: 118<text:s/></text:p>
            <text:p><text:s/>Executors$RunnableAdapter&lt;T&gt;.call() line: 471<text:s/></text:p>
            <text:p><text:s/>FutureTask$Sync.innerRun() line: 334<text:s/></text:p>
            <text:p><text:s/>FutureTask&lt;V&gt;.run() line: 166<text:s/></text:p>
            <text:p><text:s/>ThreadPoolExecutor.runWorker(ThreadPoolExecutor$Worker) line: 1145<text:s/></text:p>
            <text:p><text:s/>ThreadPoolExecutor$Worker.run() line: 615<text:s/></text:p>
            <text:p><text:s/>Thread.run() line: 724<text:s/></text:p>
          </table:table-cell>
          <table:table-cell table:number-columns-repeated="16382"/>
        </table:table-row>
        <table:table-row table:style-name="ro4">
          <table:table-cell office:value-type="string" table:style-name="ce69">
            <text:p>Checkout</text:p>
          </table:table-cell>
          <table:table-cell office:value-type="string" table:style-name="ce70">
            <text:p><text:s/>DefaultBuildChooser.getCandidateRevisions(boolean, String, GitClient, TaskListener, BuildData, BuildChooserContext) line: 48<text:s/></text:p>
            <text:p><text:s/>GitSCM.determineRevisionToBuild(AbstractBuild, BuildData, EnvVars, GitClient, BuildListener) line: 794<text:s/></text:p>
            <text:p><text:s/>GitSCM.checkout(AbstractBuild, Launcher, FilePath, BuildListener, File) line: 881<text:s/></text:p>
            <text:p><text:s/>FreeStyleProject(AbstractProject&lt;P,R&gt;).checkout(AbstractBuild, Launcher, BuildListener, File) line: 1412<text:s/></text:p>
            <text:p><text:s/>Build$BuildExecution(AbstractBuild$AbstractBuildExecution).defaultCheckout() line: 652<text:s/></text:p>
            <text:p><text:s/>DefaultSCMCheckoutStrategyImpl(SCMCheckoutStrategy).checkout(AbstractBuild$AbstractBuildExecution) line: 88<text:s/></text:p>
            <text:p><text:s/>Build$BuildExecution(AbstractBuild$AbstractBuildExecution).run(BuildListener) line: 557<text:s/></text:p>
            <text:p><text:s/>FreeStyleBuild(Run&lt;JobT,RunT&gt;).execute(Run&lt;JobT,RunExecutio&gt;) line: 1679<text:s/></text:p>
            <text:p><text:s/>FreeStyleBuild.run() line: 46<text:s/></text:p>
            <text:p><text:s/>Queue(ResourceController).execute(Runnable, ResourceActivity) line: 88<text:s/></text:p>
            <text:p><text:s/>Executor.run() line: 230<text:s/></text:p>
          </table:table-cell>
          <table:table-cell table:number-columns-repeated="16382"/>
        </table:table-row>
        <table:table-row table:number-rows-repeated="1048573" table:style-name="ro2">
          <table:table-cell table:number-columns-repeated="16384"/>
        </table:table-row>
      </table:table>
      <table:table table:name="ls-remote_+_rev-parse" table:style-name="ta2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6" table:number-columns-repeated="16380" table:default-cell-style-name="ce1"/>
        <table:table-row table:style-name="ro2">
          <table:table-cell office:value-type="string" table:style-name="ce3">
            <text:p>Branch Spec</text:p>
          </table:table-cell>
          <table:table-cell office:value-type="string" table:style-name="ce3">
            <text:p>repo state</text:p>
          </table:table-cell>
          <table:table-cell office:value-type="string" table:style-name="ce3">
            <text:p>expression for ls-remote</text:p>
          </table:table-cell>
          <table:table-cell office:value-type="string" table:style-name="ce3">
            <text:p>expression for rev-parse</text:p>
          </table:table-cell>
          <table:table-cell table:number-columns-repeated="16380"/>
        </table:table-row>
        <table:table-row table:style-name="ro2">
          <table:table-cell office:value-type="string" table:style-name="ce71">
            <text:p>branch</text:p>
          </table:table-cell>
          <table:table-cell table:style-name="ce71"/>
          <table:table-cell office:value-type="string" table:style-name="ce71">
            <text:p>refs/heads/branch</text:p>
          </table:table-cell>
          <table:table-cell office:value-type="string" table:style-name="ce71">
            <text:p>refs/remotes/&lt;reponame&gt;/branch</text:p>
          </table:table-cell>
          <table:table-cell table:number-columns-repeated="16380"/>
        </table:table-row>
        <table:table-row table:style-name="ro2">
          <table:table-cell office:value-type="string" table:style-name="ce71">
            <text:p>remotes/reponame/branch</text:p>
          </table:table-cell>
          <table:table-cell office:value-type="string" table:style-name="ce71">
            <text:p>assuming remote "reponame" exists</text:p>
          </table:table-cell>
          <table:table-cell office:value-type="string" table:style-name="ce71">
            <text:p>refs/heads/branch</text:p>
          </table:table-cell>
          <table:table-cell office:value-type="string" table:style-name="ce71">
            <text:p>refs/remotes/reponame/branch*</text:p>
          </table:table-cell>
          <table:table-cell table:number-columns-repeated="16380"/>
        </table:table-row>
        <table:table-row table:style-name="ro2">
          <table:table-cell office:value-type="string" table:style-name="ce71">
            <text:p>refs/heads/branch</text:p>
          </table:table-cell>
          <table:table-cell table:style-name="ce71"/>
          <table:table-cell office:value-type="string" table:style-name="ce71">
            <text:p>refs/heads/branch</text:p>
          </table:table-cell>
          <table:table-cell office:value-type="string" table:style-name="ce71">
            <text:p>refs/remotes/&lt;reponame&gt;/branch</text:p>
          </table:table-cell>
          <table:table-cell table:number-columns-repeated="16380"/>
        </table:table-row>
        <table:table-row table:style-name="ro2">
          <table:table-cell office:value-type="string" table:style-name="ce71">
            <text:p>refs/remotes/reponame/branch</text:p>
          </table:table-cell>
          <table:table-cell office:value-type="string" table:style-name="ce71">
            <text:p>assuming remote "reponame" exists</text:p>
          </table:table-cell>
          <table:table-cell office:value-type="string" table:style-name="ce71">
            <text:p>refs/heads/branch</text:p>
          </table:table-cell>
          <table:table-cell office:value-type="string" table:style-name="ce71">
            <text:p>refs/remotes/reponame/branch*</text:p>
          </table:table-cell>
          <table:table-cell table:number-columns-repeated="16380"/>
        </table:table-row>
        <table:table-row table:style-name="ro2">
          <table:table-cell office:value-type="string" table:style-name="ce71">
            <text:p>abc/branch</text:p>
          </table:table-cell>
          <table:table-cell table:style-name="ce71"/>
          <table:table-cell office:value-type="string" table:style-name="ce71">
            <text:p>refs/heads/abc/branch</text:p>
          </table:table-cell>
          <table:table-cell office:value-type="string" table:style-name="ce71">
            <text:p>refs/remotes/&lt;reponame&gt;/abc/branch</text:p>
          </table:table-cell>
          <table:table-cell table:number-columns-repeated="16380"/>
        </table:table-row>
        <table:table-row table:style-name="ro2">
          <table:table-cell office:value-type="string" table:style-name="ce71">
            <text:p>remotes/reponame/abc/branch</text:p>
          </table:table-cell>
          <table:table-cell office:value-type="string" table:style-name="ce71">
            <text:p>assuming remote "reponame" exists</text:p>
          </table:table-cell>
          <table:table-cell office:value-type="string" table:style-name="ce71">
            <text:p>refs/heads/abc/branch</text:p>
          </table:table-cell>
          <table:table-cell office:value-type="string" table:style-name="ce71">
            <text:p>refs/remotes/reponame/abc/branch*</text:p>
          </table:table-cell>
          <table:table-cell table:number-columns-repeated="16380"/>
        </table:table-row>
        <table:table-row table:style-name="ro2">
          <table:table-cell office:value-type="string" table:style-name="ce71">
            <text:p>refs/heads/abc/branch</text:p>
          </table:table-cell>
          <table:table-cell table:style-name="ce71"/>
          <table:table-cell office:value-type="string" table:style-name="ce71">
            <text:p>refs/heads/abc/branch</text:p>
          </table:table-cell>
          <table:table-cell office:value-type="string" table:style-name="ce71">
            <text:p>refs/remotes/&lt;reponame&gt;/abc/branch</text:p>
          </table:table-cell>
          <table:table-cell table:number-columns-repeated="16380"/>
        </table:table-row>
        <table:table-row table:style-name="ro2">
          <table:table-cell office:value-type="string" table:style-name="ce71">
            <text:p>refs/remotes/reponame/abc/branch</text:p>
          </table:table-cell>
          <table:table-cell office:value-type="string" table:style-name="ce71">
            <text:p>assuming remote "reponame" exists</text:p>
          </table:table-cell>
          <table:table-cell office:value-type="string" table:style-name="ce71">
            <text:p>refs/heads/abc/branch</text:p>
          </table:table-cell>
          <table:table-cell office:value-type="string" table:style-name="ce71">
            <text:p>refs/remotes/reponame/abc/branch*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72">
            <text:p>*) Specifying the reponame in the branch spec might be confusing if multiple remotes are configured!</text:p>
          </table:table-cell>
          <table:covered-table-cell table:number-columns-repeated="3"/>
          <table:table-cell table:number-columns-repeated="16380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exander Link</meta:initial-creator>
    <dc:creator>Alexander Link</dc:creator>
    <meta:creation-date>2014-05-21T08:41:40Z</meta:creation-date>
    <dc:date>2014-07-22T14:57:48Z</dc:date>
  </office:meta>
</office:document-meta>
</file>